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d5ea14" officeooo:paragraph-rsid="0016fa10"/>
    </style:style>
    <style:style style:name="P2" style:family="paragraph" style:parent-style-name="Standard">
      <style:text-properties officeooo:rsid="00d5ea14" officeooo:paragraph-rsid="0016fa10" fo:background-color="#b3cac7"/>
    </style:style>
    <style:style style:name="P3" style:family="paragraph" style:parent-style-name="Standard">
      <style:text-properties officeooo:rsid="00d5ea14" officeooo:paragraph-rsid="001c367a" fo:background-color="#b3cac7"/>
    </style:style>
    <style:style style:name="T1" style:family="text">
      <style:text-properties officeooo:rsid="00d69619"/>
    </style:style>
    <style:style style:name="T2" style:family="text">
      <style:text-properties officeooo:rsid="001c367a"/>
    </style:style>
    <style:style style:name="T3" style:family="text">
      <style:text-properties officeooo:rsid="0016fa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es.txt</text:p>
      <text:p text:style-name="P1"/>
      <text:p text:style-name="P2">#Backgrounds</text:p>
      <text:p text:style-name="P2">-Background</text:p>
      <text:p text:style-name="P2">--Name: &lt;<text:span text:style-name="T1">nameOfBackground1&gt;</text:span></text:p>
      <text:p text:style-name="P2">--Image: &lt;pathToImageFile&gt;</text:p>
      <text:p text:style-name="P2">---<text:span text:style-name="T1">FlipHorizontally = true</text:span></text:p>
      <text:p text:style-name="P2">---<text:span text:style-name="T1">FlipVertically = false</text:span></text:p>
      <text:p text:style-name="P2">---Conditions</text:p>
      <text:p text:style-name="P2">----&lt;nameOfCondition1&gt; <text:span text:style-name="T1">= true</text:span></text:p>
      <text:p text:style-name="P2">----&lt;nameOfCondition2&gt;<text:span text:style-name="T1"> = false</text:span></text:p>
      <text:p text:style-name="P2">----&lt;nameOfCondition_n&gt; <text:span text:style-name="T1">= </text:span>true/false</text:p>
      <text:p text:style-name="P2"/>
      <text:p text:style-name="P2">--Name: &lt;<text:span text:style-name="T1">nameOfBackground_</text:span><text:span text:style-name="T2">n</text:span><text:span text:style-name="T1">&gt;</text:span></text:p>
      <text:p text:style-name="P2">--Image: &lt;pathToImageFile&gt;</text:p>
      <text:p text:style-name="P2">---<text:span text:style-name="T1">FlipHorizontally = false</text:span></text:p>
      <text:p text:style-name="P2">---<text:span text:style-name="T1">FlipVertically = true</text:span></text:p>
      <text:p text:style-name="P2">---Conditions</text:p>
      <text:p text:style-name="P2">----&lt;nameOfCondition1&gt; <text:span text:style-name="T1">= true</text:span></text:p>
      <text:p text:style-name="P2">----&lt;nameOfCondition2&gt;<text:span text:style-name="T1"> = false</text:span></text:p>
      <text:p text:style-name="P2">----&lt;nameOfCondition_n&gt; <text:span text:style-name="T1">= </text:span>true/false</text:p>
      <text:p text:style-name="P2"/>
      <text:p text:style-name="P2">#Items:<text:line-break/>-&lt;<text:span text:style-name="T1">nameOfItem</text:span><text:span text:style-name="T2">1</text:span><text:span text:style-name="T1">&gt;</text:span></text:p>
      <text:p text:style-name="P2">--Conditions</text:p>
      <text:p text:style-name="P2">---&lt;nameOfCondition1&gt; <text:span text:style-name="T1">= true</text:span></text:p>
      <text:p text:style-name="P2">---&lt;nameOfCondition2&gt;<text:span text:style-name="T1"> = false</text:span></text:p>
      <text:p text:style-name="P2">---&lt;nameOfCondition_n&gt; <text:span text:style-name="T1">= </text:span>true/false</text:p>
      <text:p text:style-name="P2"><text:line-break/>-&lt;<text:span text:style-name="T1">nameOfItem_</text:span><text:span text:style-name="T2">n</text:span><text:span text:style-name="T1">&gt;</text:span></text:p>
      <text:p text:style-name="P2">--Conditions</text:p>
      <text:p text:style-name="P2">---&lt;nameOfCondition1&gt; <text:span text:style-name="T1">= true</text:span></text:p>
      <text:p text:style-name="P2">---&lt;nameOfCondition2&gt;<text:span text:style-name="T1"> = false</text:span></text:p>
      <text:p text:style-name="P2">---&lt;nameOfCondition_n&gt; <text:span text:style-name="T1">= </text:span>true/false</text:p>
      <text:p text:style-name="P2"/>
      <text:p text:style-name="P2">#<text:span text:style-name="T3">KeyAreas</text:span>:<text:line-break/>-&lt;<text:span text:style-name="T1">nameOf</text:span><text:span text:style-name="T3">KeyArea</text:span><text:span text:style-name="T2">1</text:span><text:span text:style-name="T1">&gt;</text:span></text:p>
      <text:p text:style-name="P2">--Conditions</text:p>
      <text:p text:style-name="P2">---&lt;nameOfCondition1&gt; <text:span text:style-name="T1">= true</text:span></text:p>
      <text:p text:style-name="P2">---&lt;nameOfCondition2&gt;<text:span text:style-name="T1"> = false</text:span></text:p>
      <text:p text:style-name="P2">---&lt;nameOfCondition_n&gt; <text:span text:style-name="T1">= </text:span>true/false</text:p>
      <text:p text:style-name="P2"><text:line-break/>-&lt;<text:span text:style-name="T1">nameOf</text:span><text:span text:style-name="T3">KeyArea_</text:span><text:span text:style-name="T2">n</text:span><text:span text:style-name="T1">&gt;</text:span></text:p>
      <text:p text:style-name="P2">--Conditions</text:p>
      <text:p text:style-name="P2">---&lt;nameOfCondition1&gt; <text:span text:style-name="T1">= true</text:span></text:p>
      <text:p text:style-name="P2">---&lt;nameOfCondition2&gt;<text:span text:style-name="T1"> = false</text:span></text:p>
      <text:p text:style-name="P2">---&lt;nameOfCondition_n&gt; <text:span text:style-name="T1">= </text:span>true/false</text:p>
      <text:p text:style-name="P2"/>
      <text:p text:style-name="P3">#<text:span text:style-name="T2">Dialoge</text:span>:<text:line-break/>-&lt;<text:span text:style-name="T1">nameOf</text:span><text:span text:style-name="T2">Dialog1</text:span><text:span text:style-name="T1">&gt;</text:span></text:p>
      <text:p text:style-name="P3">--Conditions</text:p>
      <text:p text:style-name="P3">---&lt;nameOfCondition1&gt; <text:span text:style-name="T1">= true</text:span></text:p>
      <text:p text:style-name="P3"><text:soft-page-break/>---&lt;nameOfCondition2&gt;<text:span text:style-name="T1"> = false</text:span></text:p>
      <text:p text:style-name="P3">---&lt;nameOfCondition_n&gt; <text:span text:style-name="T1">= </text:span>true/false</text:p>
      <text:p text:style-name="P3"><text:line-break/>-&lt;<text:span text:style-name="T1">nameOf</text:span><text:span text:style-name="T2">Dialog</text:span><text:span text:style-name="T3">_</text:span><text:span text:style-name="T2">n</text:span><text:span text:style-name="T1">&gt;</text:span></text:p>
      <text:p text:style-name="P3">--Conditions</text:p>
      <text:p text:style-name="P3">---&lt;nameOfCondition1&gt; <text:span text:style-name="T1">= true</text:span></text:p>
      <text:p text:style-name="P3">---&lt;nameOfCondition2&gt;<text:span text:style-name="T1"> = false</text:span></text:p>
      <text:p text:style-name="P3">---&lt;nameOfCondition_n&gt; <text:span text:style-name="T1">= </text:span>true/fal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5:09:01.420620900</meta:creation-date>
    <meta:generator>LibreOffice/25.2.6.2$Windows_X86_64 LibreOffice_project/729c5bfe710f5eb71ed3bbde9e06a6065e9c6c5d</meta:generator>
    <dc:date>2025-11-03T20:55:50.051310900</dc:date>
    <meta:editing-duration>PT57M7S</meta:editing-duration>
    <meta:editing-cycles>3</meta:editing-cycles>
    <meta:document-statistic meta:table-count="0" meta:image-count="0" meta:object-count="0" meta:page-count="2" meta:paragraph-count="49" meta:word-count="152" meta:character-count="1211" meta:non-whitespace-character-count="1145"/>
  </office:meta>
</office:document-meta>
</file>